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Sansinterligne" style:family="paragraph">
      <style:paragraph-properties fo:text-align="center"/>
    </style:style>
    <style:style style:name="P3" style:parent-style-name="Sansinterligne" style:family="paragraph">
      <style:text-properties fo:font-weight="bold" style:font-weight-asian="bold" fo:font-style="italic" style:font-style-asian="italic"/>
    </style:style>
    <style:style style:name="P4" style:parent-style-name="Sansinterligne" style:family="paragraph"/>
    <style:style style:name="P5" style:parent-style-name="Sansinterligne" style:family="paragraph">
      <style:paragraph-properties fo:margin-left="0.9833in">
        <style:tab-stops/>
      </style:paragraph-properties>
    </style:style>
    <style:style style:name="P6" style:parent-style-name="Sansinterligne" style:family="paragraph">
      <style:paragraph-properties fo:margin-left="0.9833in">
        <style:tab-stops/>
      </style:paragraph-properties>
    </style:style>
    <style:style style:name="P7" style:parent-style-name="Sansinterligne" style:family="paragraph">
      <style:paragraph-properties fo:margin-left="0.9833in">
        <style:tab-stops/>
      </style:paragraph-properties>
    </style:style>
    <style:style style:name="P8" style:parent-style-name="Sansinterligne" style:family="paragraph">
      <style:paragraph-properties fo:margin-left="0.9833in">
        <style:tab-stops/>
      </style:paragraph-properties>
    </style:style>
    <style:style style:name="P9" style:parent-style-name="Sansinterligne" style:family="paragraph">
      <style:paragraph-properties fo:margin-left="0.9833in">
        <style:tab-stops/>
      </style:paragraph-properties>
    </style:style>
    <style:style style:name="P10" style:parent-style-name="Sansinterligne" style:family="paragraph">
      <style:paragraph-properties fo:margin-left="0.9833in">
        <style:tab-stops/>
      </style:paragraph-properties>
    </style:style>
    <style:style style:name="P11" style:parent-style-name="Sansinterligne" style:family="paragraph">
      <style:paragraph-properties fo:margin-left="0.9833in">
        <style:tab-stops/>
      </style:paragraph-properties>
    </style:style>
    <style:style style:name="P12" style:parent-style-name="Sansinterligne" style:family="paragraph">
      <style:paragraph-properties fo:margin-left="0.9833in">
        <style:tab-stops/>
      </style:paragraph-properties>
    </style:style>
    <style:style style:name="P13" style:parent-style-name="Sansinterligne" style:family="paragraph">
      <style:paragraph-properties fo:margin-left="0.9833in">
        <style:tab-stops/>
      </style:paragraph-properties>
    </style:style>
    <style:style style:name="P14" style:parent-style-name="Sansinterligne" style:family="paragraph">
      <style:paragraph-properties fo:margin-left="0.9833in">
        <style:tab-stops/>
      </style:paragraph-properties>
    </style:style>
    <style:style style:name="P15" style:parent-style-name="Sansinterligne" style:family="paragraph">
      <style:paragraph-properties fo:margin-left="0.9833in">
        <style:tab-stops/>
      </style:paragraph-properties>
    </style:style>
    <style:style style:name="P16" style:parent-style-name="Sansinterligne" style:family="paragraph">
      <style:paragraph-properties fo:margin-left="0.9833in">
        <style:tab-stops/>
      </style:paragraph-properties>
    </style:style>
    <style:style style:name="P17" style:parent-style-name="Sansinterligne" style:family="paragraph">
      <style:paragraph-properties fo:margin-left="0.9833in">
        <style:tab-stops/>
      </style:paragraph-properties>
    </style:style>
    <style:style style:name="P18" style:parent-style-name="Sansinterligne" style:family="paragraph">
      <style:paragraph-properties fo:margin-left="0.7395in">
        <style:tab-stops/>
      </style:paragraph-properties>
    </style:style>
    <style:style style:name="P19" style:parent-style-name="Sansinterligne" style:family="paragraph">
      <style:paragraph-properties fo:margin-left="0.7395in">
        <style:tab-stops/>
      </style:paragraph-properties>
    </style:style>
    <style:style style:name="P20" style:parent-style-name="Sansinterligne" style:family="paragraph">
      <style:paragraph-properties fo:margin-left="0.7395in">
        <style:tab-stops/>
      </style:paragraph-properties>
    </style:style>
    <style:style style:name="P21" style:parent-style-name="Sansinterligne" style:family="paragraph">
      <style:paragraph-properties fo:margin-left="0.7395in">
        <style:tab-stops/>
      </style:paragraph-properties>
    </style:style>
    <style:style style:name="P22" style:parent-style-name="Sansinterligne" style:family="paragraph">
      <style:paragraph-properties fo:margin-left="0.7395in">
        <style:tab-stops/>
      </style:paragraph-properties>
    </style:style>
    <style:style style:name="P23" style:parent-style-name="Sansinterligne" style:family="paragraph">
      <style:paragraph-properties fo:margin-left="0.7395in">
        <style:tab-stops/>
      </style:paragraph-properties>
    </style:style>
    <style:style style:name="P24" style:parent-style-name="Sansinterligne" style:family="paragraph">
      <style:paragraph-properties fo:margin-left="0.7395in">
        <style:tab-stops/>
      </style:paragraph-properties>
    </style:style>
    <style:style style:name="P25" style:parent-style-name="Sansinterligne" style:family="paragraph">
      <style:paragraph-properties fo:margin-left="0.9833in">
        <style:tab-stops/>
      </style:paragraph-properties>
    </style:style>
    <style:style style:name="P26" style:parent-style-name="Sansinterligne" style:family="paragraph">
      <style:paragraph-properties fo:margin-left="0.7395in">
        <style:tab-stops/>
      </style:paragraph-properties>
    </style:style>
    <style:style style:name="P27" style:parent-style-name="Sansinterligne" style:family="paragraph"/>
    <style:style style:name="P28" style:parent-style-name="Sansinterligne" style:family="paragraph">
      <style:paragraph-properties fo:margin-left="0.9833in">
        <style:tab-stops/>
      </style:paragraph-properties>
    </style:style>
    <style:style style:name="P29" style:parent-style-name="Sansinterligne" style:family="paragraph">
      <style:paragraph-properties fo:margin-left="0.9833in">
        <style:tab-stops/>
      </style:paragraph-properties>
    </style:style>
    <style:style style:name="P30" style:parent-style-name="Sansinterligne" style:family="paragraph">
      <style:paragraph-properties fo:margin-left="0.9833in">
        <style:tab-stops/>
      </style:paragraph-properties>
    </style:style>
    <style:style style:name="P31" style:parent-style-name="Sansinterligne" style:family="paragraph">
      <style:paragraph-properties fo:margin-left="0.9833in">
        <style:tab-stops/>
      </style:paragraph-properties>
    </style:style>
    <style:style style:name="P32" style:parent-style-name="Sansinterligne" style:family="paragraph">
      <style:paragraph-properties fo:margin-left="0.9833in">
        <style:tab-stops/>
      </style:paragraph-properties>
    </style:style>
    <style:style style:name="P33" style:parent-style-name="Sansinterligne" style:family="paragraph">
      <style:paragraph-properties fo:margin-left="0.9833in">
        <style:tab-stops/>
      </style:paragraph-properties>
    </style:style>
    <style:style style:name="P34" style:parent-style-name="Sansinterligne" style:family="paragraph">
      <style:paragraph-properties fo:margin-left="0.9833in">
        <style:tab-stops/>
      </style:paragraph-properties>
    </style:style>
    <style:style style:name="P35" style:parent-style-name="Sansinterligne" style:family="paragraph">
      <style:paragraph-properties fo:margin-left="0.9833in">
        <style:tab-stops/>
      </style:paragraph-properties>
    </style:style>
    <style:style style:name="P36" style:parent-style-name="Sansinterligne" style:family="paragraph">
      <style:paragraph-properties fo:margin-left="0.9833in">
        <style:tab-stops/>
      </style:paragraph-properties>
    </style:style>
    <style:style style:name="P37" style:parent-style-name="Sansinterligne" style:family="paragraph">
      <style:paragraph-properties fo:margin-left="0.9833in">
        <style:tab-stops/>
      </style:paragraph-properties>
    </style:style>
    <style:style style:name="P38" style:parent-style-name="Sansinterligne" style:family="paragraph">
      <style:paragraph-properties fo:margin-left="0.4916in" fo:text-indent="0.4916in">
        <style:tab-stops/>
      </style:paragraph-properties>
    </style:style>
    <style:style style:name="P39" style:parent-style-name="Sansinterligne" style:family="paragraph">
      <style:paragraph-properties fo:margin-left="0.9833in">
        <style:tab-stops/>
      </style:paragraph-properties>
    </style:style>
    <style:style style:name="P40" style:parent-style-name="Sansinterligne" style:family="paragraph">
      <style:paragraph-properties fo:margin-left="0.9833in">
        <style:tab-stops/>
      </style:paragraph-properties>
    </style:style>
    <style:style style:name="P41" style:parent-style-name="Sansinterligne" style:family="paragraph">
      <style:paragraph-properties fo:text-align="center"/>
    </style:style>
    <style:style style:name="P42" style:parent-style-name="Sansinterligne" style:family="paragraph">
      <style:paragraph-properties fo:text-align="center"/>
    </style:style>
  </office:automatic-styles>
  <office:body>
    <office:text text:use-soft-page-breaks="true">
      <text:p text:style-name="P1">Vite fait</text:p>
      <text:p text:style-name="P2"/>
      <text:h text:style-name="Titre1" text:outline-level="1">Histoire</text:h>
      <text:p text:style-name="Sansinterligne"/>
      <text:p text:style-name="Sansinterligne"><text:tab/>Vous êtes un ancien aventurier, un du genre minable, vraiment, vous n’avez pas un sous, avez surement attrapé la syphilis apres avoir été dans le quartier chaud il y a un mois (hé oui ça coute cher ce genre de loisir) et le top, vous êtes casiment nu dans cette ville située en Bourgogne ou decidement il fait toujours froid et mauvais.</text:p>
      <text:p text:style-name="Sansinterligne"/>
      <text:p text:style-name="Sansinterligne"><text:tab/>Fouillant votre bourse vous trouvez deux pieces d’or (Hallelujah,<text:s/>gloire au seigneur etc).</text:p>
      <text:p text:style-name="Sansinterligne">Que faire ?</text:p>
      <text:p text:style-name="Sansinterligne"/>
      <text:p text:style-name="P3">{Interaction possible}</text:p>
      <text:p text:style-name="Sansinterligne"><text:tab/></text:p>
      <text:list text:style-name="LFO1" text:continue-numbering="true">
        <text:list-item>
          <text:p text:style-name="P4">Boire un (dernier) verre</text:p>
        </text:list-item>
      </text:list>
      <text:p text:style-name="P5">Vous allez dans la plus proche taverne, une fois assis au comptoir le tavernier vous demande votre nom (de quoi y s’mêle ?).</text:p>
      <text:p text:style-name="P6"/>
      <text:p text:style-name="P7">Votre nom : Saisir nom</text:p>
      <text:p text:style-name="P8"/>
      <text:p text:style-name="P9">Vous savourez votre choppe de bière, en prenant bien votre temps.</text:p>
      <text:p text:style-name="P10">Un<text:s/>bonhomme débarque à coté de vous et engage la conversation, vous apprenez qu’il est sourcier et que son super bout de bois censé le mené à un point d’eau la conduit ici.</text:p>
      <text:p text:style-name="P11">Vous décidez de trinquer avec lui (surtout parce qu’il paye les coups)</text:p>
      <text:p text:style-name="P12"/>
      <text:p text:style-name="P13">Totalement bourrés vous commencez à attaquer quelques clients</text:p>
      <text:p text:style-name="P14"/>
      <text:p text:style-name="P15">Combat (contre 2 bonhommes peutés aussi donc faible)</text:p>
      <text:p text:style-name="P16"/>
      <text:p text:style-name="P17">Combat gagné</text:p>
      <text:p text:style-name="P18"><text:tab/><text:tab/>Vous êtes chassé de la taverne et vous revenez difficilement vers votre coin de rue ou vous habitez pour dormir.</text:p>
      <text:p text:style-name="P19"><text:tab/><text:tab/></text:p>
      <text:p text:style-name="P20"><text:tab/><text:tab/>Puis vous mourrez.</text:p>
      <text:p text:style-name="P21">Oui bêtement comme ca sans raison mais je n’ai pas vraiment envie de lui faire une vrai histoire donc voila, il meurt dans le froid en ayant bien picolé et avec quelques bleus, sans oublier sa syphilis !</text:p>
      <text:p text:style-name="P22">Une belle vie en somme !</text:p>
      <text:p text:style-name="P23"/>
      <text:p text:style-name="P24">Happy End etc voila.</text:p>
      <text:p text:style-name="P25"/>
      <text:p text:style-name="P26"/>
      <text:list text:style-name="LFO1" text:continue-numbering="true">
        <text:list-item>
          <text:p text:style-name="P27">Se pendre avec une corde invisible</text:p>
        </text:list-item>
      </text:list>
      <text:p text:style-name="P28">Vous vous rendez vite compte que ce n’est pas pratique, malgré l’heure<text:s/>tardive vous vous mettez en quête d’une personne susceptible de vous vendre un bout de corde<text:s/>ou quelque chose du même genre histoire d’en finir avec votre vie aussi inutile que minable.</text:p>
      <text:p text:style-name="P29"/>
      <text:soft-page-break/>
      <text:p text:style-name="P30">Miracle !<text:s/></text:p>
      <text:p text:style-name="P31">Vous venez de trouver un<text:s/>apothicaire, d’ailleurs celui-ci vend des poisons !</text:p>
      <text:p text:style-name="P32">Génial !</text:p>
      <text:p text:style-name="P33">Vous devez seulement donner votre nom pour le registre !</text:p>
      <text:p text:style-name="P34"/>
      <text:p text:style-name="P35">Votre nom : Saisir nom</text:p>
      <text:p text:style-name="P36"/>
      <text:p text:style-name="P37">A vous de choisir (on ne choisit pas tous les jours avec quel produit on meurt hein !)</text:p>
      <text:p text:style-name="P38">Pas beaucoup de choix mais c’est déjà pas mal</text:p>
      <text:p text:style-name="P39"/>
      <text:p text:style-name="P40"/>
      <text:p text:style-name="Sansinterligne"><text:tab/><text:tab/><text:tab/>Arsenic</text:p>
      <text:p text:style-name="Sansinterligne"><text:tab/><text:tab/><text:tab/>Cyanure</text:p>
      <text:p text:style-name="Sansinterligne"><text:tab/><text:tab/><text:tab/>Sarin</text:p>
      <text:p text:style-name="Sansinterligne"/>
      <text:p text:style-name="Sansinterligne"><text:tab/><text:tab/>Vous essayez maintenant d’ouvrir votre flacon.</text:p>
      <text:p text:style-name="Sansinterligne"><text:tab/><text:tab/></text:p>
      <text:p text:style-name="Sansinterligne"><text:tab/><text:tab/>Combat contre le bouchon</text:p>
      <text:p text:style-name="Sansinterligne"><text:tab/></text:p>
      <text:p text:style-name="Sansinterligne"><text:tab/><text:tab/>Suite à ce rude combat, vous sortez de la boutique et avalez le contenu du flacon.</text:p>
      <text:p text:style-name="Sansinterligne">Pouf par terre, blanc (autant que celui qui écrit le « scenario ») comme le mort que vous êtes !</text:p>
      <text:p text:style-name="Sansinterligne"/>
      <text:p text:style-name="Sansinterligne"><text:tab/><text:tab/>Fin</text:p>
      <text:p text:style-name="Sansinterligne"/>
      <text:p text:style-name="Sansinterligne"/>
      <text:p text:style-name="P41">Merci d’avoir lancé ce super jeu !</text:p>
      <text:p text:style-name="P42">(Ironie insi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novan Broquin</meta:initial-creator>
    <dc:creator>Donovan Broquin</dc:creator>
    <meta:creation-date>2013-11-25T20:16:00Z</meta:creation-date>
    <dc:date>2013-11-25T20:48:00Z</dc:date>
    <meta:template xlink:href="Normal" xlink:type="simple"/>
    <meta:editing-cycles>1</meta:editing-cycles>
    <meta:editing-duration>PT1920S</meta:editing-duration>
    <meta:document-statistic meta:page-count="2" meta:paragraph-count="4" meta:word-count="378" meta:character-count="2456" meta:row-count="17" meta:non-whitespace-character-count="2082"/>
  </office:meta>
</office:document-meta>
</file>